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4.372cm" fo:min-width="10.044cm"/>
    </style:style>
    <style:style style:name="gr2" style:family="graphic" style:parent-style-name="standard">
      <style:graphic-properties draw:textarea-horizontal-align="justify" draw:textarea-vertical-align="middle" draw:auto-grow-height="false" fo:min-height="2.712cm" fo:min-width="3.484cm"/>
    </style:style>
    <style:style style:name="gr3" style:family="graphic" style:parent-style-name="standard">
      <style:graphic-properties draw:textarea-horizontal-align="justify" draw:textarea-vertical-align="middle" draw:auto-grow-height="false" fo:min-height="2.639cm" fo:min-width="3.328cm"/>
    </style:style>
    <style:style style:name="gr4" style:family="graphic" style:parent-style-name="standard">
      <style:graphic-properties draw:textarea-horizontal-align="justify" draw:textarea-vertical-align="middle" draw:auto-grow-height="false" fo:min-height="2.743cm" fo:min-width="5.408cm"/>
    </style:style>
    <style:style style:name="gr5" style:family="graphic" style:parent-style-name="standard">
      <style:graphic-properties draw:textarea-horizontal-align="justify" draw:textarea-vertical-align="middle" draw:auto-grow-height="false" fo:min-height="0.761cm" fo:min-width="14.232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014cm" fo:min-width="0.326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015cm" fo:min-width="0.326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2.865cm" fo:min-width="0.222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3.035cm" fo:min-width="0.325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3.036cm" fo:min-width="0.324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4cm" svg:height="4.622cm" svg:x="5.132cm" svg:y="11.995cm">
          <text:p text:style-name="P1"><text:span text:style-name="T1">D</text:span><text:span text:style-name="T1">a</text:span><text:span text:style-name="T1">e</text:span><text:span text:style-name="T1">m</text:span><text:span text:style-name="T1">o</text:span><text:span text:style-name="T1">n</text:span></text:p>
          <text:p text:style-name="P1">peripety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32cm" svg:height="4.188cm" svg:x="0.924cm" svg:y="19.659cm">
          <text:p text:style-name="P1">Parser threads</text:p>
          <text:p text:style-name="P1"><text:span text:style-name="T2">mpath, scsi, 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654cm" svg:height="5.777cm" svg:x="12.715cm" svg:y="19.029cm">
          <text:p text:style-name="P1">Notifier threads</text:p>
          <text:p text:style-name="P1"><text:span text:style-name="T2">stdout, journa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0.544cm" svg:height="5.343cm" svg:x="5.132cm" svg:y="5.308cm">
          <text:p text:style-name="P1"><text:span text:style-name="T1">Collector thread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4.732cm" svg:height="1.011cm" svg:x="3.038cm" svg:y="2.708cm">
          <text:p text:style-name="P1">Systemd Journal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5cm" svg:height="1.444cm" svg:x="9.868cm" svg:y="3.86cm">
          <text:p text:style-name="P1">1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65cm" svg:height="1.445cm" svg:x="9.868cm" svg:y="10.651cm">
          <text:p text:style-name="P1">2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1.444cm" svg:height="3.558cm" draw:transform="rotate (-0.657116463375864) translate (7.527cm 16.718cm)">
          <text:p text:style-name="P1">4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649cm" svg:height="3.754cm" draw:transform="skewX (-0.000349065850398839) rotate (-0.45849799449891) translate (5.132cm 16.285cm)">
          <text:p text:style-name="P1">3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1.648cm" svg:height="3.755cm" draw:transform="skewX (-0.000523598775598294) rotate (0.59725167003246) translate (12.137cm 17.368cm)">
          <text:p text:style-name="P1">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7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9:57:18.019746356</meta:creation-date>
    <dc:date>2018-05-03T21:03:09.966733199</dc:date>
    <meta:editing-duration>PT13M30S</meta:editing-duration>
    <meta:editing-cycles>9</meta:editing-cycles>
    <meta:generator>LibreOffice/6.0.3.2$Linux_X86_64 LibreOffice_project/00m0$Build-2</meta:generator>
    <meta:document-statistic meta:object-count="10"/>
  </office:meta>
</office:document-meta>
</file>